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f764102-7fff-aebb-714e-73b060caaf45"/>Arborescence du site:</text:p>
      <text:p text:style-name="Text_20_body"/>
      <text:list text:style-name="L1">
        <text:list-item>
          <text:p text:style-name="P2">/</text:p>
          <text:list>
            <text:list-item>
              <text:p text:style-name="P2">index.php (page principale)</text:p>
            </text:list-item>
            <text:list-item>
              <text:p text:style-name="P2">sitemap.xml | plan du site</text:p>
            </text:list-item>
            <text:list-item>
              <text:p text:style-name="P2">robots.txt: /login, /admin, … | pour l’indexation</text:p>
            </text:list-item>
            <text:list-item>
              <text:p text:style-name="P2">Événements de la ville (2 ou 3 évènements) (peut-être ce ne sera pas utile à voir les articles)</text:p>
            </text:list-item>
            <text:list-item>
              <text:p text:style-name="P2">blog/ | articles</text:p>
              <text:list>
                <text:list-item>
                  <text:p text:style-name="P2">Article1.php (Atualités)</text:p>
                </text:list-item>
                <text:list-item>
                  <text:p text:style-name="P2">Article 2 (Actualités (économique ou non))</text:p>
                </text:list-item>
                <text:list-item>
                  <text:p text:style-name="P2">Article 3 (Culturel)</text:p>
                </text:list-item>
                <text:list-item>
                  <text:p text:style-name="P2">+ si motivé mais 3 c’est assez</text:p>
                </text:list-item>
              </text:list>
            </text:list-item>
            <text:list-item>
              <text:p text:style-name="P2">shop/ | boutique</text:p>
              <text:list>
                <text:list-item>
                  <text:p text:style-name="P2">index.php | page d’accueil de la boutique</text:p>
                </text:list-item>
                <text:list-item>
                  <text:p text:style-name="P2">checkout.php | pour payer: CB, PayPal</text:p>
                </text:list-item>
              </text:list>
            </text:list-item>
            <text:list-item>
              <text:p text:style-name="P2">map/ | carte intéractive avec filtres des points d’intérêt</text:p>
            </text:list-item>
            <text:list-item>
              <text:p text:style-name="P2">charts/ | graphiques et données</text:p>
            </text:list-item>
            <text:list-item>
              <text:p text:style-name="P2">login/ | se connecter</text:p>
            </text:list-item>
            <text:list-item>
              <text:p text:style-name="P2">register/ (?) | s’inscrire</text:p>
            </text:list-item>
            <text:list-item>
              <text:p text:style-name="P2">FACILITÉS POUR UN EMPLOI EN TÉLÉTRAVAIL / AUTO ENTREPRENEUR &amp; MOBILITÉ</text:p>
            </text:list-item>
            <text:list-item>
              <text:p text:style-name="P2">Analyse/</text:p>
              <text:list>
                <text:list-item>
                  <text:p text:style-name="P2">ANALYSE DÉMOGRAPHIQUE</text:p>
                </text:list-item>
                <text:list-item>
                  <text:p text:style-name="P2">ANALYSE SOCIOLOGIQUE</text:p>
                </text:list-item>
                <text:list-item>
                  <text:p text:style-name="P2">ANALYSE ÉCONOMIQUE</text:p>
                </text:list-item>
              </text:list>
            </text:list-item>
            <text:list-item>
              <text:p text:style-name="P2">QUALITÉ DE VI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0:30:49.991383712</meta:creation-date>
    <dc:date>2024-12-06T10:31:18.705871615</dc:date>
    <meta:editing-duration>PT29S</meta:editing-duration>
    <meta:editing-cycles>1</meta:editing-cycles>
    <meta:document-statistic meta:table-count="0" meta:image-count="0" meta:object-count="0" meta:page-count="1" meta:paragraph-count="24" meta:word-count="140" meta:character-count="755" meta:non-whitespace-character-count="662"/>
    <meta:generator>LibreOffice/24.2.6.2$Linux_X86_64 LibreOffice_project/420$Build-2</meta:generator>
  </office:meta>
</office:document-meta>
</file>